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list-style-name="L5">
      <style:paragraph-properties fo:text-align="justify" style:justify-single-word="false"/>
      <style:text-properties officeooo:paragraph-rsid="0069f2a4"/>
    </style:style>
    <style:style style:name="P3" style:family="paragraph" style:parent-style-name="Text_20_body">
      <style:paragraph-properties fo:text-align="justify" style:justify-single-word="false"/>
      <style:text-properties officeooo:paragraph-rsid="006cb9e8"/>
    </style:style>
    <style:style style:name="P4" style:family="paragraph" style:parent-style-name="Text_20_body" style:list-style-name="L5">
      <style:paragraph-properties fo:text-align="justify" style:justify-single-word="false"/>
      <style:text-properties officeooo:rsid="06f1331d" officeooo:paragraph-rsid="0069f2a4"/>
    </style:style>
    <style:style style:name="P5" style:family="paragraph" style:parent-style-name="Standard">
      <style:paragraph-properties fo:text-align="justify" style:justify-single-word="false"/>
      <style:text-properties style:font-name="Times New Roman" fo:font-size="14pt" officeooo:rsid="001d3971" officeooo:paragraph-rsid="001d3971" style:font-size-asian="14pt" style:font-size-complex="14pt"/>
    </style:style>
    <style:style style:name="P6" style:family="paragraph" style:parent-style-name="Standard">
      <style:paragraph-properties fo:text-align="justify" style:justify-single-word="false"/>
      <style:text-properties style:font-name="Times New Roman" fo:font-size="14pt" fo:font-weight="normal" officeooo:rsid="0226854e" officeooo:paragraph-rsid="0027c04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6pt" fo:font-weight="bold" officeooo:rsid="0027f8c8" officeooo:paragraph-rsid="0027f8c8" style:font-size-asian="16pt" style:font-weight-asian="bold" style:font-size-complex="16pt" style:font-weight-complex="bold"/>
    </style:style>
    <style:style style:name="P8" style:family="paragraph" style:parent-style-name="Standard" style:list-style-name="L1">
      <style:paragraph-properties fo:text-align="justify" style:justify-single-word="false"/>
      <style:text-properties officeooo:paragraph-rsid="0027c04c"/>
    </style:style>
    <style:style style:name="P9" style:family="paragraph" style:parent-style-name="Standard">
      <style:paragraph-properties fo:text-align="justify" style:justify-single-word="false"/>
      <style:text-properties officeooo:paragraph-rsid="0027c04c"/>
    </style:style>
    <style:style style:name="P10" style:family="paragraph" style:parent-style-name="Standard">
      <style:paragraph-properties fo:text-align="justify" style:justify-single-word="false"/>
      <style:text-properties officeooo:paragraph-rsid="00287bd8"/>
    </style:style>
    <style:style style:name="P11" style:family="paragraph" style:parent-style-name="Standard">
      <style:paragraph-properties fo:text-align="justify" style:justify-single-word="false"/>
      <style:text-properties officeooo:paragraph-rsid="002ccd2e"/>
    </style:style>
    <style:style style:name="P12" style:family="paragraph" style:parent-style-name="Standard">
      <style:paragraph-properties fo:text-align="justify" style:justify-single-word="false"/>
      <style:text-properties officeooo:paragraph-rsid="002efe9d"/>
    </style:style>
    <style:style style:name="P13" style:family="paragraph" style:parent-style-name="Standard">
      <style:paragraph-properties fo:text-align="justify" style:justify-single-word="false"/>
      <style:text-properties officeooo:paragraph-rsid="002f395b"/>
    </style:style>
    <style:style style:name="P14" style:family="paragraph" style:parent-style-name="Standard" style:list-style-name="L2">
      <style:paragraph-properties fo:text-align="justify" style:justify-single-word="false"/>
      <style:text-properties officeooo:paragraph-rsid="002f395b"/>
    </style:style>
    <style:style style:name="P15" style:family="paragraph" style:parent-style-name="Standard">
      <style:paragraph-properties fo:text-align="justify" style:justify-single-word="false"/>
      <style:text-properties officeooo:paragraph-rsid="002fcd78"/>
    </style:style>
    <style:style style:name="P16" style:family="paragraph" style:parent-style-name="Standard">
      <style:paragraph-properties fo:text-align="justify" style:justify-single-word="false"/>
      <style:text-properties officeooo:paragraph-rsid="00332b1c"/>
    </style:style>
    <style:style style:name="P17" style:family="paragraph" style:parent-style-name="Standard">
      <style:paragraph-properties fo:text-align="justify" style:justify-single-word="false"/>
      <style:text-properties officeooo:paragraph-rsid="0037799a"/>
    </style:style>
    <style:style style:name="P18" style:family="paragraph" style:parent-style-name="Standard">
      <style:paragraph-properties fo:text-align="justify" style:justify-single-word="false"/>
      <style:text-properties officeooo:paragraph-rsid="003970f3"/>
    </style:style>
    <style:style style:name="P19" style:family="paragraph" style:parent-style-name="Standard">
      <style:paragraph-properties fo:text-align="justify" style:justify-single-word="false"/>
      <style:text-properties officeooo:paragraph-rsid="003c3478"/>
    </style:style>
    <style:style style:name="P20" style:family="paragraph" style:parent-style-name="Standard" style:list-style-name="L3">
      <style:paragraph-properties fo:text-align="justify" style:justify-single-word="false"/>
      <style:text-properties officeooo:paragraph-rsid="003c3478"/>
    </style:style>
    <style:style style:name="P21" style:family="paragraph" style:parent-style-name="Standard" style:list-style-name="L3">
      <style:paragraph-properties fo:text-align="justify" style:justify-single-word="false"/>
      <style:text-properties officeooo:paragraph-rsid="003d29e1"/>
    </style:style>
    <style:style style:name="P22" style:family="paragraph" style:parent-style-name="Standard">
      <style:paragraph-properties fo:text-align="justify" style:justify-single-word="false"/>
      <style:text-properties officeooo:paragraph-rsid="003de33e"/>
    </style:style>
    <style:style style:name="P23" style:family="paragraph" style:parent-style-name="Standard">
      <style:paragraph-properties fo:text-align="justify" style:justify-single-word="false"/>
      <style:text-properties officeooo:paragraph-rsid="003f6cca"/>
    </style:style>
    <style:style style:name="P24" style:family="paragraph" style:parent-style-name="Standard">
      <style:paragraph-properties fo:text-align="justify" style:justify-single-word="false"/>
      <style:text-properties officeooo:paragraph-rsid="003fffaa"/>
    </style:style>
    <style:style style:name="P25" style:family="paragraph" style:parent-style-name="Standard">
      <style:paragraph-properties fo:text-align="justify" style:justify-single-word="false"/>
      <style:text-properties officeooo:paragraph-rsid="00433343"/>
    </style:style>
    <style:style style:name="P26" style:family="paragraph" style:parent-style-name="Standard">
      <style:paragraph-properties fo:text-align="justify" style:justify-single-word="false"/>
      <style:text-properties officeooo:paragraph-rsid="0043ee17"/>
    </style:style>
    <style:style style:name="P27" style:family="paragraph" style:parent-style-name="Standard">
      <style:paragraph-properties fo:text-align="justify" style:justify-single-word="false"/>
      <style:text-properties officeooo:paragraph-rsid="00441058"/>
    </style:style>
    <style:style style:name="P28" style:family="paragraph" style:parent-style-name="Standard">
      <style:paragraph-properties fo:text-align="justify" style:justify-single-word="false"/>
      <style:text-properties officeooo:paragraph-rsid="00447e7e"/>
    </style:style>
    <style:style style:name="P29" style:family="paragraph" style:parent-style-name="Standard">
      <style:paragraph-properties fo:text-align="justify" style:justify-single-word="false"/>
      <style:text-properties officeooo:paragraph-rsid="0046b678"/>
    </style:style>
    <style:style style:name="P30" style:family="paragraph" style:parent-style-name="Standard">
      <style:paragraph-properties fo:text-align="justify" style:justify-single-word="false"/>
      <style:text-properties officeooo:paragraph-rsid="0048248f"/>
    </style:style>
    <style:style style:name="P31" style:family="paragraph" style:parent-style-name="Standard">
      <style:paragraph-properties fo:text-align="justify" style:justify-single-word="false"/>
      <style:text-properties officeooo:paragraph-rsid="004ac1d4"/>
    </style:style>
    <style:style style:name="P32" style:family="paragraph" style:parent-style-name="Standard">
      <style:paragraph-properties fo:text-align="justify" style:justify-single-word="false"/>
      <style:text-properties officeooo:paragraph-rsid="00512cd8"/>
    </style:style>
    <style:style style:name="P33" style:family="paragraph" style:parent-style-name="Standard">
      <style:paragraph-properties fo:text-align="justify" style:justify-single-word="false"/>
      <style:text-properties officeooo:paragraph-rsid="00552f00"/>
    </style:style>
    <style:style style:name="P34" style:family="paragraph" style:parent-style-name="Standard">
      <style:paragraph-properties fo:text-align="justify" style:justify-single-word="false"/>
      <style:text-properties officeooo:paragraph-rsid="00563a20"/>
    </style:style>
    <style:style style:name="P35" style:family="paragraph" style:parent-style-name="Standard">
      <style:paragraph-properties fo:text-align="justify" style:justify-single-word="false"/>
      <style:text-properties officeooo:paragraph-rsid="0056a31f"/>
    </style:style>
    <style:style style:name="P36" style:family="paragraph" style:parent-style-name="Standard" style:list-style-name="L4">
      <style:paragraph-properties fo:text-align="justify" style:justify-single-word="false"/>
      <style:text-properties officeooo:paragraph-rsid="0056a31f"/>
    </style:style>
    <style:style style:name="P37" style:family="paragraph" style:parent-style-name="Standard">
      <style:paragraph-properties fo:text-align="justify" style:justify-single-word="false"/>
      <style:text-properties officeooo:paragraph-rsid="005a3ba9"/>
    </style:style>
    <style:style style:name="P38" style:family="paragraph" style:parent-style-name="Standard">
      <style:paragraph-properties fo:text-align="justify" style:justify-single-word="false"/>
      <style:text-properties officeooo:paragraph-rsid="005d51a0"/>
    </style:style>
    <style:style style:name="P39" style:family="paragraph" style:parent-style-name="Standard">
      <style:paragraph-properties fo:text-align="justify" style:justify-single-word="false"/>
      <style:text-properties officeooo:paragraph-rsid="005f495a"/>
    </style:style>
    <style:style style:name="P40" style:family="paragraph" style:parent-style-name="Standard">
      <style:paragraph-properties fo:text-align="justify" style:justify-single-word="false"/>
      <style:text-properties officeooo:paragraph-rsid="0060e2d5"/>
    </style:style>
    <style:style style:name="P41" style:family="paragraph" style:parent-style-name="Standard">
      <style:paragraph-properties fo:text-align="justify" style:justify-single-word="false"/>
      <style:text-properties officeooo:paragraph-rsid="006212bb"/>
    </style:style>
    <style:style style:name="P42" style:family="paragraph" style:parent-style-name="Standard">
      <style:paragraph-properties fo:text-align="justify" style:justify-single-word="false"/>
      <style:text-properties officeooo:paragraph-rsid="0063621d"/>
    </style:style>
    <style:style style:name="P43" style:family="paragraph" style:parent-style-name="Standard">
      <style:paragraph-properties fo:text-align="justify" style:justify-single-word="false"/>
      <style:text-properties officeooo:paragraph-rsid="0066124f"/>
    </style:style>
    <style:style style:name="P44" style:family="paragraph" style:parent-style-name="Standard">
      <style:paragraph-properties fo:text-align="justify" style:justify-single-word="false"/>
      <style:text-properties officeooo:paragraph-rsid="0068b46e"/>
    </style:style>
    <style:style style:name="P45" style:family="paragraph" style:parent-style-name="Standard">
      <style:paragraph-properties fo:text-align="justify" style:justify-single-word="false"/>
      <style:text-properties officeooo:paragraph-rsid="0069f2a4"/>
    </style:style>
    <style:style style:name="P46" style:family="paragraph" style:parent-style-name="Standard">
      <style:paragraph-properties fo:text-align="justify" style:justify-single-word="false"/>
      <style:text-properties officeooo:paragraph-rsid="006bf604"/>
    </style:style>
    <style:style style:name="P47" style:family="paragraph" style:parent-style-name="Standard">
      <style:paragraph-properties fo:text-align="center" style:justify-single-word="false"/>
      <style:text-properties officeooo:paragraph-rsid="0027f8c8"/>
    </style:style>
    <style:style style:name="P48" style:family="paragraph" style:parent-style-name="Standard">
      <style:paragraph-properties fo:text-align="center" style:justify-single-word="false"/>
      <style:text-properties officeooo:paragraph-rsid="00287bd8"/>
    </style:style>
    <style:style style:name="P49" style:family="paragraph" style:parent-style-name="Standard">
      <style:paragraph-properties fo:text-align="center" style:justify-single-word="false"/>
      <style:text-properties officeooo:paragraph-rsid="0037799a"/>
    </style:style>
    <style:style style:name="P50" style:family="paragraph" style:parent-style-name="Standard">
      <style:paragraph-properties fo:text-align="center" style:justify-single-word="false"/>
      <style:text-properties officeooo:paragraph-rsid="0068b46e"/>
    </style:style>
    <style:style style:name="P51" style:family="paragraph" style:parent-style-name="Standard">
      <style:paragraph-properties fo:text-align="center" style:justify-single-word="false"/>
      <style:text-properties officeooo:paragraph-rsid="006cb9e8"/>
    </style:style>
    <style:style style:name="P52"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size="14pt" fo:font-weight="normal" officeooo:rsid="0a152f42" style:font-size-asian="14pt" style:font-weight-asian="normal" style:font-size-complex="14pt" style:font-weight-complex="normal"/>
    </style:style>
    <style:style style:name="T8" style:family="text">
      <style:text-properties style:font-name="Times New Roman" fo:font-size="14pt" fo:font-weight="normal" officeooo:rsid="09b0e2ae" style:font-size-asian="14pt" style:font-weight-asian="normal" style:font-size-complex="14pt" style:font-weight-complex="normal"/>
    </style:style>
    <style:style style:name="T9" style:family="text">
      <style:text-properties style:font-name="Times New Roman" fo:font-size="14pt" fo:font-weight="normal" officeooo:rsid="09b5798c" style:font-size-asian="14pt" style:font-weight-asian="normal" style:font-size-complex="14pt" style:font-weight-complex="normal"/>
    </style:style>
    <style:style style:name="T10" style:family="text">
      <style:text-properties style:font-name="Times New Roman" fo:font-size="14pt" fo:font-weight="normal" officeooo:rsid="09b71de7" style:font-size-asian="14pt" style:font-weight-asian="normal" style:font-size-complex="14pt" style:font-weight-complex="normal"/>
    </style:style>
    <style:style style:name="T11" style:family="text">
      <style:text-properties style:font-name="Times New Roman" fo:font-size="14pt" fo:font-weight="normal" officeooo:rsid="09b68b39" style:font-size-asian="14pt" style:font-weight-asian="normal" style:font-size-complex="14pt" style:font-weight-complex="normal"/>
    </style:style>
    <style:style style:name="T12" style:family="text">
      <style:text-properties style:font-name="Times New Roman" fo:font-size="14pt" fo:font-weight="normal" officeooo:rsid="09b9cb20" style:font-size-asian="14pt" style:font-weight-asian="normal" style:font-size-complex="14pt" style:font-weight-complex="normal"/>
    </style:style>
    <style:style style:name="T13" style:family="text">
      <style:text-properties style:font-name="Times New Roman" fo:font-size="14pt" fo:font-weight="normal" officeooo:rsid="09ba0946" style:font-size-asian="14pt" style:font-weight-asian="normal" style:font-size-complex="14pt" style:font-weight-complex="normal"/>
    </style:style>
    <style:style style:name="T14" style:family="text">
      <style:text-properties style:font-name="Times New Roman" fo:font-size="14pt" fo:font-weight="normal" officeooo:rsid="0a0ad560" style:font-size-asian="14pt" style:font-weight-asian="normal" style:font-size-complex="14pt" style:font-weight-complex="normal"/>
    </style:style>
    <style:style style:name="T15" style:family="text">
      <style:text-properties fo:color="#000000" style:font-name="Times new roman" fo:font-size="14pt" fo:font-weight="bold" officeooo:rsid="0645d05d" style:font-size-asian="12.25pt" style:font-weight-asian="bold" style:font-size-complex="14pt" style:font-weight-complex="bold"/>
    </style:style>
    <style:style style:name="T16" style:family="text">
      <style:text-properties fo:color="#000000" style:font-name="Times new roman" fo:font-size="14pt" fo:font-weight="bold" officeooo:rsid="0027c04c" style:font-size-asian="12.25pt" style:font-weight-asian="bold" style:font-size-complex="14pt" style:font-weight-complex="bold"/>
    </style:style>
    <style:style style:name="T17" style:family="text">
      <style:text-properties fo:color="#000000" style:font-name="Times new roman" fo:font-size="14pt" fo:font-weight="bold" officeooo:rsid="002fcd78" style:font-size-asian="12.25pt" style:font-weight-asian="bold" style:font-size-complex="14pt" style:font-weight-complex="bold"/>
    </style:style>
    <style:style style:name="T18" style:family="text">
      <style:text-properties fo:color="#000000" style:font-name="Times new roman" fo:font-size="14pt" fo:font-weight="bold" officeooo:rsid="0037799a" style:font-size-asian="12.25pt" style:font-weight-asian="bold" style:font-size-complex="14pt" style:font-weight-complex="bold"/>
    </style:style>
    <style:style style:name="T19" style:family="text">
      <style:text-properties fo:color="#000000" style:font-name="Times new roman" fo:font-size="14pt" fo:font-weight="bold" officeooo:rsid="003c3478" style:font-size-asian="12.25pt" style:font-weight-asian="bold" style:font-size-complex="14pt" style:font-weight-complex="bold"/>
    </style:style>
    <style:style style:name="T20" style:family="text">
      <style:text-properties fo:color="#000000" style:font-name="Times new roman" fo:font-size="14pt" fo:font-weight="bold" officeooo:rsid="003de33e" style:font-size-asian="12.25pt" style:font-weight-asian="bold" style:font-size-complex="14pt" style:font-weight-complex="bold"/>
    </style:style>
    <style:style style:name="T21" style:family="text">
      <style:text-properties fo:color="#000000" style:font-name="Times new roman" fo:font-size="14pt" fo:font-weight="bold" officeooo:rsid="003fffaa" style:font-size-asian="12.25pt" style:font-weight-asian="bold" style:font-size-complex="14pt" style:font-weight-complex="bold"/>
    </style:style>
    <style:style style:name="T22" style:family="text">
      <style:text-properties fo:color="#000000" style:font-name="Times new roman" fo:font-size="14pt" fo:font-weight="bold" officeooo:rsid="00433343" style:font-size-asian="12.25pt" style:font-weight-asian="bold" style:font-size-complex="14pt" style:font-weight-complex="bold"/>
    </style:style>
    <style:style style:name="T23" style:family="text">
      <style:text-properties fo:color="#000000" style:font-name="Times new roman" fo:font-size="14pt" fo:font-weight="bold" officeooo:rsid="00441058" style:font-size-asian="12.25pt" style:font-weight-asian="bold" style:font-size-complex="14pt" style:font-weight-complex="bold"/>
    </style:style>
    <style:style style:name="T24" style:family="text">
      <style:text-properties fo:color="#000000" style:font-name="Times new roman" fo:font-size="14pt" fo:font-weight="bold" officeooo:rsid="00552f00" style:font-size-asian="12.25pt" style:font-weight-asian="bold" style:font-size-complex="14pt" style:font-weight-complex="bold"/>
    </style:style>
    <style:style style:name="T25" style:family="text">
      <style:text-properties fo:color="#000000" style:font-name="Times new roman" fo:font-size="14pt" fo:font-weight="bold" officeooo:rsid="005d51a0" style:font-size-asian="12.25pt" style:font-weight-asian="bold" style:font-size-complex="14pt" style:font-weight-complex="bold"/>
    </style:style>
    <style:style style:name="T26" style:family="text">
      <style:text-properties fo:color="#000000" style:font-name="Times new roman" fo:font-size="14pt" fo:font-weight="bold" officeooo:rsid="0060e2d5" style:font-size-asian="12.25pt" style:font-weight-asian="bold" style:font-size-complex="14pt" style:font-weight-complex="bold"/>
    </style:style>
    <style:style style:name="T27" style:family="text">
      <style:text-properties fo:color="#000000" style:font-name="Times new roman" fo:font-size="14pt" fo:font-weight="bold" officeooo:rsid="006212bb" style:font-size-asian="12.25pt" style:font-weight-asian="bold" style:font-size-complex="14pt" style:font-weight-complex="bold"/>
    </style:style>
    <style:style style:name="T28" style:family="text">
      <style:text-properties fo:color="#000000" style:font-name="Times new roman" fo:font-size="14pt" fo:font-weight="bold" officeooo:rsid="0063621d" style:font-size-asian="12.25pt" style:font-weight-asian="bold" style:font-size-complex="14pt" style:font-weight-complex="bold"/>
    </style:style>
    <style:style style:name="T29" style:family="text">
      <style:text-properties fo:color="#000000" style:font-name="Times new roman" fo:font-size="14pt" fo:font-weight="bold" officeooo:rsid="0066124f" style:font-size-asian="12.25pt" style:font-weight-asian="bold" style:font-size-complex="14pt" style:font-weight-complex="bold"/>
    </style:style>
    <style:style style:name="T30" style:family="text">
      <style:text-properties fo:color="#000000" style:font-name="Times new roman" fo:font-size="14pt" fo:font-weight="bold" officeooo:rsid="0068b46e" style:font-size-asian="12.25pt" style:font-weight-asian="bold" style:font-size-complex="14pt" style:font-weight-complex="bold"/>
    </style:style>
    <style:style style:name="T31" style:family="text">
      <style:text-properties fo:color="#000000" style:font-name="Times new roman" fo:font-size="14pt" fo:font-weight="bold" officeooo:rsid="0069f2a4" style:font-size-asian="12.25pt" style:font-weight-asian="bold" style:font-size-complex="14pt" style:font-weight-complex="bold"/>
    </style:style>
    <style:style style:name="T32" style:family="text">
      <style:text-properties fo:color="#000000" style:font-name="Times new roman" fo:font-size="14pt" fo:font-weight="bold" officeooo:rsid="006b4691" style:font-size-asian="12.25pt" style:font-weight-asian="bold" style:font-size-complex="14pt" style:font-weight-complex="bold"/>
    </style:style>
    <style:style style:name="T33" style:family="text">
      <style:text-properties fo:color="#000000" style:font-name="Times new roman" fo:font-size="14pt" officeooo:rsid="0645d05d" style:font-size-asian="12.25pt" style:font-size-complex="14pt"/>
    </style:style>
    <style:style style:name="T34" style:family="text">
      <style:text-properties fo:color="#000000" style:font-name="Times new roman" fo:font-size="14pt" fo:font-weight="normal" officeooo:rsid="0027c04c" style:font-size-asian="12.25pt" style:font-weight-asian="normal" style:font-size-complex="14pt" style:font-weight-complex="normal"/>
    </style:style>
    <style:style style:name="T35" style:family="text">
      <style:text-properties fo:color="#000000" style:font-name="Times new roman" fo:font-size="14pt" fo:font-weight="normal" officeooo:rsid="0027f8c8" style:font-size-asian="12.25pt" style:font-weight-asian="normal" style:font-size-complex="14pt" style:font-weight-complex="normal"/>
    </style:style>
    <style:style style:name="T36" style:family="text">
      <style:text-properties fo:color="#000000" style:font-name="Times new roman" fo:font-size="14pt" fo:font-weight="normal" officeooo:rsid="00287bd8" style:font-size-asian="12.25pt" style:font-weight-asian="normal" style:font-size-complex="14pt" style:font-weight-complex="normal"/>
    </style:style>
    <style:style style:name="T37" style:family="text">
      <style:text-properties fo:color="#000000" style:font-name="Times new roman" fo:font-size="14pt" fo:font-weight="normal" officeooo:rsid="002b6a05" style:font-size-asian="12.25pt" style:font-weight-asian="normal" style:font-size-complex="14pt" style:font-weight-complex="normal"/>
    </style:style>
    <style:style style:name="T38" style:family="text">
      <style:text-properties fo:color="#000000" style:font-name="Times new roman" fo:font-size="14pt" fo:font-weight="normal" officeooo:rsid="002ccd2e" style:font-size-asian="12.25pt" style:font-weight-asian="normal" style:font-size-complex="14pt" style:font-weight-complex="normal"/>
    </style:style>
    <style:style style:name="T39" style:family="text">
      <style:text-properties fo:color="#000000" style:font-name="Times new roman" fo:font-size="14pt" fo:font-weight="normal" officeooo:rsid="002efe9d" style:font-size-asian="12.25pt" style:font-weight-asian="normal" style:font-size-complex="14pt" style:font-weight-complex="normal"/>
    </style:style>
    <style:style style:name="T40" style:family="text">
      <style:text-properties fo:color="#000000" style:font-name="Times new roman" fo:font-size="14pt" fo:font-weight="normal" officeooo:rsid="002f395b" style:font-size-asian="12.25pt" style:font-weight-asian="normal" style:font-size-complex="14pt" style:font-weight-complex="normal"/>
    </style:style>
    <style:style style:name="T41" style:family="text">
      <style:text-properties fo:color="#000000" style:font-name="Times new roman" fo:font-size="14pt" fo:font-weight="normal" officeooo:rsid="002fea13" style:font-size-asian="12.25pt" style:font-weight-asian="normal" style:font-size-complex="14pt" style:font-weight-complex="normal"/>
    </style:style>
    <style:style style:name="T42" style:family="text">
      <style:text-properties fo:color="#000000" style:font-name="Times new roman" fo:font-size="14pt" fo:font-weight="normal" officeooo:rsid="00332b1c" style:font-size-asian="12.25pt" style:font-weight-asian="normal" style:font-size-complex="14pt" style:font-weight-complex="normal"/>
    </style:style>
    <style:style style:name="T43" style:family="text">
      <style:text-properties fo:color="#000000" style:font-name="Times new roman" fo:font-size="14pt" fo:font-weight="normal" officeooo:rsid="0034ff8b" style:font-size-asian="12.25pt" style:font-weight-asian="normal" style:font-size-complex="14pt" style:font-weight-complex="normal"/>
    </style:style>
    <style:style style:name="T44" style:family="text">
      <style:text-properties fo:color="#000000" style:font-name="Times new roman" fo:font-size="14pt" fo:font-weight="normal" officeooo:rsid="0035692c" style:font-size-asian="12.25pt" style:font-weight-asian="normal" style:font-size-complex="14pt" style:font-weight-complex="normal"/>
    </style:style>
    <style:style style:name="T45" style:family="text">
      <style:text-properties fo:color="#000000" style:font-name="Times new roman" fo:font-size="14pt" fo:font-weight="normal" officeooo:rsid="0037799a" style:font-size-asian="12.25pt" style:font-weight-asian="normal" style:font-size-complex="14pt" style:font-weight-complex="normal"/>
    </style:style>
    <style:style style:name="T46" style:family="text">
      <style:text-properties fo:color="#000000" style:font-name="Times new roman" fo:font-size="14pt" fo:font-weight="normal" officeooo:rsid="003970f3" style:font-size-asian="12.25pt" style:font-weight-asian="normal" style:font-size-complex="14pt" style:font-weight-complex="normal"/>
    </style:style>
    <style:style style:name="T47" style:family="text">
      <style:text-properties fo:color="#000000" style:font-name="Times new roman" fo:font-size="14pt" fo:font-weight="normal" officeooo:rsid="003b5ff1" style:font-size-asian="12.25pt" style:font-weight-asian="normal" style:font-size-complex="14pt" style:font-weight-complex="normal"/>
    </style:style>
    <style:style style:name="T48" style:family="text">
      <style:text-properties fo:color="#000000" style:font-name="Times new roman" fo:font-size="14pt" fo:font-weight="normal" officeooo:rsid="003c3478" style:font-size-asian="12.25pt" style:font-weight-asian="normal" style:font-size-complex="14pt" style:font-weight-complex="normal"/>
    </style:style>
    <style:style style:name="T49" style:family="text">
      <style:text-properties fo:color="#000000" style:font-name="Times new roman" fo:font-size="14pt" fo:font-weight="normal" officeooo:rsid="003d29e1" style:font-size-asian="12.25pt" style:font-weight-asian="normal" style:font-size-complex="14pt" style:font-weight-complex="normal"/>
    </style:style>
    <style:style style:name="T50" style:family="text">
      <style:text-properties fo:color="#000000" style:font-name="Times new roman" fo:font-size="14pt" fo:font-weight="normal" officeooo:rsid="003de33e" style:font-size-asian="12.25pt" style:font-weight-asian="normal" style:font-size-complex="14pt" style:font-weight-complex="normal"/>
    </style:style>
    <style:style style:name="T51" style:family="text">
      <style:text-properties fo:color="#000000" style:font-name="Times new roman" fo:font-size="14pt" fo:font-weight="normal" officeooo:rsid="003e3126" style:font-size-asian="12.25pt" style:font-weight-asian="normal" style:font-size-complex="14pt" style:font-weight-complex="normal"/>
    </style:style>
    <style:style style:name="T52" style:family="text">
      <style:text-properties fo:color="#000000" style:font-name="Times new roman" fo:font-size="14pt" fo:font-weight="normal" officeooo:rsid="003ec5ac" style:font-size-asian="12.25pt" style:font-weight-asian="normal" style:font-size-complex="14pt" style:font-weight-complex="normal"/>
    </style:style>
    <style:style style:name="T53" style:family="text">
      <style:text-properties fo:color="#000000" style:font-name="Times new roman" fo:font-size="14pt" fo:font-weight="normal" officeooo:rsid="003f6cca" style:font-size-asian="12.25pt" style:font-weight-asian="normal" style:font-size-complex="14pt" style:font-weight-complex="normal"/>
    </style:style>
    <style:style style:name="T54" style:family="text">
      <style:text-properties fo:color="#000000" style:font-name="Times new roman" fo:font-size="14pt" fo:font-weight="normal" officeooo:rsid="003fffaa" style:font-size-asian="12.25pt" style:font-weight-asian="normal" style:font-size-complex="14pt" style:font-weight-complex="normal"/>
    </style:style>
    <style:style style:name="T55" style:family="text">
      <style:text-properties fo:color="#000000" style:font-name="Times new roman" fo:font-size="14pt" fo:font-weight="normal" officeooo:rsid="00412cb8" style:font-size-asian="12.25pt" style:font-weight-asian="normal" style:font-size-complex="14pt" style:font-weight-complex="normal"/>
    </style:style>
    <style:style style:name="T56" style:family="text">
      <style:text-properties fo:color="#000000" style:font-name="Times new roman" fo:font-size="14pt" fo:font-weight="normal" officeooo:rsid="0042bcce" style:font-size-asian="12.25pt" style:font-weight-asian="normal" style:font-size-complex="14pt" style:font-weight-complex="normal"/>
    </style:style>
    <style:style style:name="T57" style:family="text">
      <style:text-properties fo:color="#000000" style:font-name="Times new roman" fo:font-size="14pt" fo:font-weight="normal" officeooo:rsid="00433343" style:font-size-asian="12.25pt" style:font-weight-asian="normal" style:font-size-complex="14pt" style:font-weight-complex="normal"/>
    </style:style>
    <style:style style:name="T58" style:family="text">
      <style:text-properties fo:color="#000000" style:font-name="Times new roman" fo:font-size="14pt" fo:font-weight="normal" officeooo:rsid="0043ee17" style:font-size-asian="12.25pt" style:font-weight-asian="normal" style:font-size-complex="14pt" style:font-weight-complex="normal"/>
    </style:style>
    <style:style style:name="T59" style:family="text">
      <style:text-properties fo:color="#000000" style:font-name="Times new roman" fo:font-size="14pt" fo:font-weight="normal" officeooo:rsid="00441058" style:font-size-asian="12.25pt" style:font-weight-asian="normal" style:font-size-complex="14pt" style:font-weight-complex="normal"/>
    </style:style>
    <style:style style:name="T60" style:family="text">
      <style:text-properties fo:color="#000000" style:font-name="Times new roman" fo:font-size="14pt" fo:font-weight="normal" officeooo:rsid="00447e7e" style:font-size-asian="12.25pt" style:font-weight-asian="normal" style:font-size-complex="14pt" style:font-weight-complex="normal"/>
    </style:style>
    <style:style style:name="T61" style:family="text">
      <style:text-properties fo:color="#000000" style:font-name="Times new roman" fo:font-size="14pt" fo:font-weight="normal" officeooo:rsid="004492f6" style:font-size-asian="12.25pt" style:font-weight-asian="normal" style:font-size-complex="14pt" style:font-weight-complex="normal"/>
    </style:style>
    <style:style style:name="T62" style:family="text">
      <style:text-properties fo:color="#000000" style:font-name="Times new roman" fo:font-size="14pt" fo:font-weight="normal" officeooo:rsid="00468936" style:font-size-asian="12.25pt" style:font-weight-asian="normal" style:font-size-complex="14pt" style:font-weight-complex="normal"/>
    </style:style>
    <style:style style:name="T63" style:family="text">
      <style:text-properties fo:color="#000000" style:font-name="Times new roman" fo:font-size="14pt" fo:font-weight="normal" officeooo:rsid="0046b678" style:font-size-asian="12.25pt" style:font-weight-asian="normal" style:font-size-complex="14pt" style:font-weight-complex="normal"/>
    </style:style>
    <style:style style:name="T64" style:family="text">
      <style:text-properties fo:color="#000000" style:font-name="Times new roman" fo:font-size="14pt" fo:font-weight="normal" officeooo:rsid="0048248f" style:font-size-asian="12.25pt" style:font-weight-asian="normal" style:font-size-complex="14pt" style:font-weight-complex="normal"/>
    </style:style>
    <style:style style:name="T65" style:family="text">
      <style:text-properties fo:color="#000000" style:font-name="Times new roman" fo:font-size="14pt" fo:font-weight="normal" officeooo:rsid="004ac1d4" style:font-size-asian="12.25pt" style:font-weight-asian="normal" style:font-size-complex="14pt" style:font-weight-complex="normal"/>
    </style:style>
    <style:style style:name="T66" style:family="text">
      <style:text-properties fo:color="#000000" style:font-name="Times new roman" fo:font-size="14pt" fo:font-weight="normal" officeooo:rsid="004c8660" style:font-size-asian="12.25pt" style:font-weight-asian="normal" style:font-size-complex="14pt" style:font-weight-complex="normal"/>
    </style:style>
    <style:style style:name="T67" style:family="text">
      <style:text-properties fo:color="#000000" style:font-name="Times new roman" fo:font-size="14pt" fo:font-weight="normal" officeooo:rsid="004d36bd" style:font-size-asian="12.25pt" style:font-weight-asian="normal" style:font-size-complex="14pt" style:font-weight-complex="normal"/>
    </style:style>
    <style:style style:name="T68" style:family="text">
      <style:text-properties fo:color="#000000" style:font-name="Times new roman" fo:font-size="14pt" fo:font-weight="normal" officeooo:rsid="004e9f99" style:font-size-asian="12.25pt" style:font-weight-asian="normal" style:font-size-complex="14pt" style:font-weight-complex="normal"/>
    </style:style>
    <style:style style:name="T69" style:family="text">
      <style:text-properties fo:color="#000000" style:font-name="Times new roman" fo:font-size="14pt" fo:font-weight="normal" officeooo:rsid="00512cd8" style:font-size-asian="12.25pt" style:font-weight-asian="normal" style:font-size-complex="14pt" style:font-weight-complex="normal"/>
    </style:style>
    <style:style style:name="T70" style:family="text">
      <style:text-properties fo:color="#000000" style:font-name="Times new roman" fo:font-size="14pt" fo:font-weight="normal" officeooo:rsid="00532455" style:font-size-asian="12.25pt" style:font-weight-asian="normal" style:font-size-complex="14pt" style:font-weight-complex="normal"/>
    </style:style>
    <style:style style:name="T71" style:family="text">
      <style:text-properties fo:color="#000000" style:font-name="Times new roman" fo:font-size="14pt" fo:font-weight="normal" officeooo:rsid="0053469d" style:font-size-asian="12.25pt" style:font-weight-asian="normal" style:font-size-complex="14pt" style:font-weight-complex="normal"/>
    </style:style>
    <style:style style:name="T72" style:family="text">
      <style:text-properties fo:color="#000000" style:font-name="Times new roman" fo:font-size="14pt" fo:font-weight="normal" officeooo:rsid="00552f00" style:font-size-asian="12.25pt" style:font-weight-asian="normal" style:font-size-complex="14pt" style:font-weight-complex="normal"/>
    </style:style>
    <style:style style:name="T73" style:family="text">
      <style:text-properties fo:color="#000000" style:font-name="Times new roman" fo:font-size="14pt" fo:font-weight="normal" officeooo:rsid="00563a20" style:font-size-asian="12.25pt" style:font-weight-asian="normal" style:font-size-complex="14pt" style:font-weight-complex="normal"/>
    </style:style>
    <style:style style:name="T74" style:family="text">
      <style:text-properties fo:color="#000000" style:font-name="Times new roman" fo:font-size="14pt" fo:font-weight="normal" officeooo:rsid="0056a31f" style:font-size-asian="12.25pt" style:font-weight-asian="normal" style:font-size-complex="14pt" style:font-weight-complex="normal"/>
    </style:style>
    <style:style style:name="T75" style:family="text">
      <style:text-properties fo:color="#000000" style:font-name="Times new roman" fo:font-size="14pt" fo:font-weight="normal" officeooo:rsid="00584a35" style:font-size-asian="12.25pt" style:font-weight-asian="normal" style:font-size-complex="14pt" style:font-weight-complex="normal"/>
    </style:style>
    <style:style style:name="T76" style:family="text">
      <style:text-properties fo:color="#000000" style:font-name="Times new roman" fo:font-size="14pt" fo:font-weight="normal" officeooo:rsid="005b15a6" style:font-size-asian="12.25pt" style:font-weight-asian="normal" style:font-size-complex="14pt" style:font-weight-complex="normal"/>
    </style:style>
    <style:style style:name="T77" style:family="text">
      <style:text-properties fo:color="#000000" style:font-name="Times new roman" fo:font-size="14pt" fo:font-weight="normal" officeooo:rsid="005b4c85" style:font-size-asian="12.25pt" style:font-weight-asian="normal" style:font-size-complex="14pt" style:font-weight-complex="normal"/>
    </style:style>
    <style:style style:name="T78" style:family="text">
      <style:text-properties fo:color="#000000" style:font-name="Times new roman" fo:font-size="14pt" fo:font-weight="normal" officeooo:rsid="005d3453" style:font-size-asian="12.25pt" style:font-weight-asian="normal" style:font-size-complex="14pt" style:font-weight-complex="normal"/>
    </style:style>
    <style:style style:name="T79" style:family="text">
      <style:text-properties fo:color="#000000" style:font-name="Times new roman" fo:font-size="14pt" fo:font-weight="normal" officeooo:rsid="005f495a" style:font-size-asian="12.25pt" style:font-weight-asian="normal" style:font-size-complex="14pt" style:font-weight-complex="normal"/>
    </style:style>
    <style:style style:name="T80" style:family="text">
      <style:text-properties fo:color="#000000" style:font-name="Times new roman" fo:font-size="14pt" fo:font-weight="normal" officeooo:rsid="0060e2d5" style:font-size-asian="12.25pt" style:font-weight-asian="normal" style:font-size-complex="14pt" style:font-weight-complex="normal"/>
    </style:style>
    <style:style style:name="T81" style:family="text">
      <style:text-properties fo:color="#000000" style:font-name="Times new roman" fo:font-size="14pt" fo:font-weight="normal" officeooo:rsid="006212bb" style:font-size-asian="12.25pt" style:font-weight-asian="normal" style:font-size-complex="14pt" style:font-weight-complex="normal"/>
    </style:style>
    <style:style style:name="T82" style:family="text">
      <style:text-properties fo:color="#000000" style:font-name="Times new roman" fo:font-size="14pt" fo:font-weight="normal" officeooo:rsid="0063621d" style:font-size-asian="12.25pt" style:font-weight-asian="normal" style:font-size-complex="14pt" style:font-weight-complex="normal"/>
    </style:style>
    <style:style style:name="T83" style:family="text">
      <style:text-properties fo:color="#000000" style:font-name="Times new roman" fo:font-size="14pt" fo:font-weight="normal" officeooo:rsid="0066124f" style:font-size-asian="12.25pt" style:font-weight-asian="normal" style:font-size-complex="14pt" style:font-weight-complex="normal"/>
    </style:style>
    <style:style style:name="T84" style:family="text">
      <style:text-properties fo:color="#000000" style:font-name="Times new roman" fo:font-size="14pt" fo:font-weight="normal" officeooo:rsid="006716e0" style:font-size-asian="12.25pt" style:font-weight-asian="normal" style:font-size-complex="14pt" style:font-weight-complex="normal"/>
    </style:style>
    <style:style style:name="T85" style:family="text">
      <style:text-properties fo:color="#000000" style:font-name="Times new roman" fo:font-size="14pt" fo:font-weight="normal" officeooo:rsid="0068b46e" style:font-size-asian="12.25pt" style:font-weight-asian="normal" style:font-size-complex="14pt" style:font-weight-complex="normal"/>
    </style:style>
    <style:style style:name="T86" style:family="text">
      <style:text-properties fo:color="#000000" style:font-name="Times new roman" fo:font-size="14pt" fo:font-weight="normal" officeooo:rsid="0069f2a4" style:font-size-asian="12.25pt" style:font-weight-asian="normal" style:font-size-complex="14pt" style:font-weight-complex="normal"/>
    </style:style>
    <style:style style:name="T87" style:family="text">
      <style:text-properties fo:color="#000000" style:font-name="Times new roman" fo:font-size="14pt" fo:font-weight="normal" officeooo:rsid="0a152f42" style:font-size-asian="12.25pt" style:font-weight-asian="normal" style:font-size-complex="14pt" style:font-weight-complex="normal"/>
    </style:style>
    <style:style style:name="T88" style:family="text">
      <style:text-properties fo:color="#000000" style:font-name="Times new roman" fo:font-size="14pt" fo:font-weight="normal" officeooo:rsid="09b0e2ae" style:font-size-asian="12.25pt" style:font-weight-asian="normal" style:font-size-complex="14pt" style:font-weight-complex="normal"/>
    </style:style>
    <style:style style:name="T89" style:family="text">
      <style:text-properties fo:color="#000000" style:font-name="Times new roman" fo:font-size="14pt" fo:font-weight="normal" officeooo:rsid="09b86128" style:font-size-asian="12.25pt" style:font-weight-asian="normal" style:font-size-complex="14pt" style:font-weight-complex="normal"/>
    </style:style>
    <style:style style:name="T90" style:family="text">
      <style:text-properties fo:color="#000000" style:font-name="Times new roman" fo:font-size="14pt" fo:font-weight="normal" officeooo:rsid="09b282b4" style:font-size-asian="12.25pt" style:font-weight-asian="normal" style:font-size-complex="14pt" style:font-weight-complex="normal"/>
    </style:style>
    <style:style style:name="T91" style:family="text">
      <style:text-properties fo:color="#000000" style:font-name="Times new roman" fo:font-size="14pt" fo:font-weight="normal" officeooo:rsid="006b4691" style:font-size-asian="12.25pt" style:font-weight-asian="normal" style:font-size-complex="14pt" style:font-weight-complex="normal"/>
    </style:style>
    <style:style style:name="T92" style:family="text">
      <style:text-properties fo:color="#000000" style:font-name="Times new roman" fo:font-size="14pt" fo:font-weight="normal" officeooo:rsid="006bf604" style:font-size-asian="12.25pt" style:font-weight-asian="normal" style:font-size-complex="14pt" style:font-weight-complex="normal"/>
    </style:style>
    <style:style style:name="T93" style:family="text">
      <style:text-properties fo:color="#000000" style:font-name="Times new roman" fo:font-size="14pt" fo:font-weight="normal" officeooo:rsid="006cb9e8" style:font-size-asian="12.25pt" style:font-weight-asian="normal" style:font-size-complex="14pt" style:font-weight-complex="normal"/>
    </style:style>
    <style:style style:name="T94" style:family="text">
      <style:text-properties fo:color="#000000" style:font-name="Times new roman" fo:font-size="16pt" fo:font-weight="bold" officeooo:rsid="0027f8c8" style:font-size-asian="16pt" style:font-weight-asian="bold" style:font-size-complex="16pt" style:font-weight-complex="bold"/>
    </style:style>
    <style:style style:name="T95" style:family="text">
      <style:text-properties fo:color="#000000" style:font-name="Times new roman" fo:font-size="16pt" fo:font-weight="bold" officeooo:rsid="00287bd8" style:font-size-asian="16pt" style:font-weight-asian="bold" style:font-size-complex="16pt" style:font-weight-complex="bold"/>
    </style:style>
    <style:style style:name="T96" style:family="text">
      <style:text-properties fo:color="#000000" style:font-name="Times New Roman" fo:font-size="14pt" fo:font-weight="normal" officeooo:rsid="09bae0b8" style:font-size-asian="14pt" style:font-weight-asian="normal" style:font-size-complex="14pt" style:font-weight-complex="normal"/>
    </style:style>
    <style:style style:name="T97" style:family="text">
      <style:text-properties fo:color="#000000" style:font-name="Times New Roman" fo:font-size="14pt" fo:font-weight="normal" officeooo:rsid="006cb9e8" style:font-size-asian="14pt" style:font-weight-asian="normal" style:font-size-complex="14pt" style:font-weight-complex="normal"/>
    </style:style>
    <style:style style:name="T98" style:family="text">
      <style:text-properties fo:color="#000000" style:font-name="Times New Roman" fo:font-size="14pt" fo:font-weight="normal" officeooo:rsid="006d488f" style:font-size-asian="14pt" style:font-weight-asian="normal" style:font-size-complex="14pt" style:font-weight-complex="normal"/>
    </style:style>
    <style:style style:name="T99" style:family="text">
      <style:text-properties fo:color="#000000" style:font-name="Times New Roman" fo:font-size="14pt" fo:font-weight="normal" officeooo:rsid="006ece5e" style:font-size-asian="14pt" style:font-weight-asian="normal" style:font-size-complex="14pt" style:font-weight-complex="normal"/>
    </style:style>
    <style:style style:name="T100" style:family="text">
      <style:text-properties fo:color="#000000" style:font-name="Times New Roman" fo:font-size="14pt" style:font-size-asian="14pt" style:font-size-complex="14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text:tab/>Merci monsieur le président pour la parole accordée.</text:p>
      <text:p text:style-name="P5"><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7">PLAN</text:p>
      <text:p text:style-name="P5"><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qui est consacrée à la conduite de projet, nous ferons une estimation des coûts et présenterons les activités qui ont meublées notre projet ainsi que leurs durées respectives.</text:span></text:p>
      <text:p text:style-name="P7">MISSIONS ET ACTIVITÉS</text:p>
      <text:p text:style-name="P6"><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1382989838058491880" text:style-name="L1">
        <text:list-item>
          <text:p text:style-name="P8"><text:span text:style-name="Strong_20_Emphasis"><text:span text:style-name="T32">Édition</text:span></text:span><text:span text:style-name="Strong_20_Emphasis"><text:span text:style-name="T15"> d’outils logiciels métiers d’aide à la décision :</text:span></text:span></text:p>
        </text:list-item>
        <text:list-item>
          <text:p text:style-name="P8"><text:span text:style-name="Strong_20_Emphasis"><text:span text:style-name="T16">Encadrement de la recherche et des tâches de développement</text:span></text:span></text:p>
        </text:list-item>
        <text:list-item>
          <text:p text:style-name="P8"><text:span text:style-name="Strong_20_Emphasis"><text:span text:style-name="T16">Intégration de solutions informatiques et édition de logiciels :</text:span></text:span></text:p>
        </text:list-item>
        <text:list-item>
          <text:p text:style-name="P8"><text:span text:style-name="Strong_20_Emphasis"><text:span text:style-name="T16">Participation aux tests de nouveauté</text:span></text:span></text:p>
        </text:list-item>
      </text:list>
      <text:p text:style-name="P47"><text:span text:style-name="Strong_20_Emphasis"><text:span text:style-name="T94">ORGANIGRAMME</text:span></text:span></text:p>
      <text:p text:style-name="P9"><text:span text:style-name="Strong_20_Emphasis"><text:span text:style-name="T34"><text:tab/>L’organigramme de Métrika est la suivante </text:span></text:span><text:span text:style-name="Strong_20_Emphasis"><text:span text:style-name="T35">: Hiérarchiquement il y a une direction générale, une direction administrative et financière, 3 départements.</text:span></text:span><text:span text:style-name="Strong_20_Emphasis"><text:span text:style-name="T34"> C’est au sein du département de la recherche et du développement que nous avons effectué notre stage.</text:span></text:span></text:p>
      <text:p text:style-name="P48"><text:span text:style-name="Strong_20_Emphasis"><text:span text:style-name="T95">CONTEXTE</text:span></text:span></text:p>
      <text:p text:style-name="P10"><text:span text:style-name="Strong_20_Emphasis"><text:span text:style-name="T36"><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36">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text:span></text:span><text:span text:style-name="Strong_20_Emphasis"><text:span text:style-name="T91">s</text:span></text:span><text:span text:style-name="Strong_20_Emphasis"><text:span text:style-name="T36"> de distribuer leurs produits rapidement et à moindre coût.</text:span></text:span></text:p>
      <text:p text:style-name="P11"><text:span text:style-name="Strong_20_Emphasis"><text:span text:style-name="T37"><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38">par les moyens physiques classiques. Aussi la stratégie de distribution de contenu par</text:span></text:span></text:p>
      <text:p text:style-name="P11"><text:span text:style-name="Strong_20_Emphasis"><text:span text:style-name="T38">multiplication de boutiques physiques n’est pas toujours rentable comme l’atteste les</text:span></text:span></text:p>
      <text:p text:style-name="P11"><text:span text:style-name="Strong_20_Emphasis"><text:span text:style-name="T38">difficultés rencontrées très récemment par l’américain Blockbuster. </text:span></text:span></text:p>
      <text:p text:style-name="P11"><text:span text:style-name="Strong_20_Emphasis"><text:span text:style-name="T38"/></text:span></text:p>
      <text:p text:style-name="P11"><text:span text:style-name="Strong_20_Emphasis"><text:span text:style-name="T38">Face à toutes ces difficultés apparentes, un ensemble de questions émergent :</text:span></text:span></text:p>
      <text:p text:style-name="P11"><text:span text:style-name="Strong_20_Emphasis"><text:span text:style-name="T38">➢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11"><text:span text:style-name="Strong_20_Emphasis"><text:span text:style-name="T38">➢ Comment fournir une solution permettant aux usagers de rechercher, trouver et consulter rapidement les contenus qui les intéressent et de les acquérir aisément ?</text:span></text:span></text:p>
      <text:p text:style-name="P11"><text:span text:style-name="Strong_20_Emphasis"><text:span text:style-name="T38">➢ Comment fournir une solution qui permette aux éditeurs de diffuser largement leur contenu, gagner de l’argent tout en garantissant la protection des contenus?</text:span></text:span></text:p>
      <text:p text:style-name="P11"><text:span text:style-name="Strong_20_Emphasis"><text:span text:style-name="T38"/></text:span></text:p>
      <text:p text:style-name="P12"><text:span text:style-name="Strong_20_Emphasis"><text:span text:style-name="T39"><text:tab/>L’objectif de notre travail </text:span></text:span><text:span text:style-name="Strong_20_Emphasis"><text:span text:style-name="T92">est donc</text:span></text:span><text:span text:style-name="Strong_20_Emphasis"><text:span text:style-name="T39"> celui de mettre en œuvre une plateforme informatique de collecte et distribution de documents qui va : </text:span></text:span></text:p>
      <text:p text:style-name="P13"><text:span text:style-name="Strong_20_Emphasis"><text:span text:style-name="T40">Permettre aux éditeurs de publier et distribuer leurs contenus en ligne</text:span></text:span></text:p>
      <text:list xml:id="list1904439300670495477" text:style-name="L2">
        <text:list-item>
          <text:p text:style-name="P14"><text:span text:style-name="Strong_20_Emphasis"><text:span text:style-name="T40"><text:s/>Permettre aux utilisateurs de rechercher, consulter et acheter aisément les contenus qui les intéressent</text:span></text:span></text:p>
        </text:list-item>
        <text:list-item>
          <text:p text:style-name="P14"><text:span text:style-name="Strong_20_Emphasis"><text:span text:style-name="T40">Protéger les droits d’auteur et propriétés intellectuelles des éditeurs en restreignant ou en empêchant la copie privée des documents.</text:span></text:span></text:p>
        </text:list-item>
        <text:list-item>
          <text:p text:style-name="P14"><text:span text:style-name="Strong_20_Emphasis"><text:span text:style-name="T40">Offrir aux lecteurs un moyen d’acquisition de document par paiement électronique notamment le mobile money.</text:span></text:span></text:p>
        </text:list-item>
        <text:list-item>
          <text:p text:style-name="P14"><text:span text:style-name="Strong_20_Emphasis"><text:span text:style-name="T40">Fournir une offre qui exploite l’immense opportunité que représente le mobile, dans un contexte où le mobile tend à devenir la première interface d’accès à Internet selon les dernières études.</text:span></text:span></text:p>
        </text:list-item>
      </text:list>
      <text:p text:style-name="P46"><text:span text:style-name="Strong_20_Emphasis"><text:span text:style-name="T68"/></text:span></text:p>
      <text:p text:style-name="P46"><text:span text:style-name="Strong_20_Emphasis"><text:span text:style-name="T68"><text:tab/>Nous allons à présent passer à la deuxième partie de notre présentation qui va traiter des concepts généraux.</text:span></text:span></text:p>
      <text:p text:style-name="P51"><text:span text:style-name="Strong_20_Emphasis"><text:span text:style-name="T18">CONCEPTS</text:span></text:span></text:p>
      <text:p text:style-name="P15"><text:span text:style-name="Strong_20_Emphasis"><text:span text:style-name="T17">HISTORIQUE</text:span></text:span></text:p>
      <text:p text:style-name="P16"><text:span text:style-name="Strong_20_Emphasis"><text:span text:style-name="T41"><text:tab/>Deux sources au document numérique peuvent être trouvées dans l'histoire. D'une part, la présentation du document numérique à l’écran évoque souvent chez certains chercheurs une association aux tablettes sumériennes en argile. La manière </text:span></text:span><text:soft-page-break/><text:span text:style-name="Strong_20_Emphasis"><text:span text:style-name="T41">de faire défiler le texte est semblable à la lecture d’un manuscrit enroulé. D'autre part, la partie invisible du document, c’est-à-dire le codage de l’information, renvoie au mot « numérique ». </text:span></text:span><text:span text:style-name="Strong_20_Emphasis"><text:span text:style-name="T42">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4">à savoir </text:span></text:span><text:span text:style-name="Strong_20_Emphasis"><text:span text:style-name="T42">: l’interactivité </text:span></text:span><text:span text:style-name="Strong_20_Emphasis"><text:span text:style-name="T45">et </text:span></text:span><text:span text:style-name="Strong_20_Emphasis"><text:span text:style-name="T42">l’insertion de nouveaux modes de communication dans les documents </text:span></text:span><text:span text:style-name="Strong_20_Emphasis"><text:span text:style-name="T43">tels que les </text:span></text:span><text:span text:style-name="Strong_20_Emphasis"><text:span text:style-name="T42">images </text:span></text:span><text:span text:style-name="Strong_20_Emphasis"><text:span text:style-name="T43">et les vidéos</text:span></text:span><text:span text:style-name="Strong_20_Emphasis"><text:span text:style-name="T42">. Actuellement, les documents en réseau se produisent avec un langage dynamique et sont reliés à une base de données dont le contenu peut varier.</text:span></text:span></text:p>
      <text:p text:style-name="P16"><text:span text:style-name="Strong_20_Emphasis"><text:span text:style-name="T42"><text:tab/></text:span></text:span></text:p>
      <text:p text:style-name="P49"><text:span text:style-name="Strong_20_Emphasis"><text:span text:style-name="T18"/></text:span></text:p>
      <text:p text:style-name="P17"><text:span text:style-name="Strong_20_Emphasis"><text:span text:style-name="T18">Document numérique</text:span></text:span></text:p>
      <text:p text:style-name="P18"><text:span text:style-name="Strong_20_Emphasis"><text:span text:style-name="T46"><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47">Il a plusieurs caractéristiques au rang desquelles son format. </text:span></text:span><text:span text:style-name="Strong_20_Emphasis"><text:span text:style-name="T48">Quelques exemples de formats pour document numériques sont PNG pour les images, MP3 pour le son.</text:span></text:span></text:p>
      <text:p text:style-name="P19"><text:span text:style-name="Strong_20_Emphasis"><text:span text:style-name="T19">Distribution numérique</text:span></text:span></text:p>
      <text:p text:style-name="P19"><text:span text:style-name="Strong_20_Emphasis"><text:span text:style-name="T48"><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1927071488133968491" text:style-name="L3">
        <text:list-item>
          <text:p text:style-name="P20"><text:span text:style-name="Strong_20_Emphasis"><text:span text:style-name="T48">la vente directe : les produits distribués numériquement requièrent moins d'intermédiaires, et par conséquent les éditeurs obtiennent plus de bénéfices</text:span></text:span></text:p>
        </text:list-item>
        <text:list-item>
          <text:p text:style-name="P21"><text:span text:style-name="Strong_20_Emphasis"><text:span text:style-name="T48">disponibilité globale : </text:span></text:span><text:span text:style-name="Strong_20_Emphasis"><text:span text:style-name="T49">N’importe qui dans le monde avec une connexion à Internet peut obtenir facilement une copie numérique</text:span></text:span></text:p>
        </text:list-item>
        <text:list-item>
          <text:p text:style-name="P21"><text:span text:style-name="Strong_20_Emphasis"><text:span text:style-name="T48">production facile : </text:span></text:span><text:span text:style-name="Strong_20_Emphasis"><text:span text:style-name="T49">Avec une seule copie originale, on peut doubler rapidement des copies pour satisfaire la demande.</text:span></text:span></text:p>
        </text:list-item>
      </text:list>
      <text:p text:style-name="P22"><text:span text:style-name="Strong_20_Emphasis"><text:span text:style-name="T20">Indexation</text:span></text:span></text:p>
      <text:p text:style-name="P22"><text:span text:style-name="Strong_20_Emphasis"><text:span text:style-name="T50"><text:tab/>Elle est définie comme la transformation des données d'origine en une référence croisée très efficace afin de faciliter la recherche rapide.</text:span></text:span></text:p>
      <text:p text:style-name="P23"><text:span text:style-name="Strong_20_Emphasis"><text:span text:style-name="T50"><text:tab/></text:span></text:span><text:span text:style-name="Strong_20_Emphasis"><text:span text:style-name="T51">On distingue deux types d'indexation : </text:span></text:span><text:span text:style-name="Strong_20_Emphasis"><text:span text:style-name="T52">La première l’i</text:span></text:span><text:span text:style-name="Strong_20_Emphasis"><text:span text:style-name="T51">ndexation manuelle </text:span></text:span><text:span text:style-name="Strong_20_Emphasis"><text:span text:style-name="T52">qui se scinde en 3 sous-types indexation alphabétique, systématique et l’indexation matière. Le second type </text:span></text:span><text:span text:style-name="Strong_20_Emphasis"><text:span text:style-name="T51">e</text:span></text:span><text:span text:style-name="Strong_20_Emphasis"><text:span text:style-name="T52">s</text:span></text:span><text:span text:style-name="Strong_20_Emphasis"><text:span text:style-name="T51">t </text:span></text:span><text:span text:style-name="Strong_20_Emphasis"><text:span text:style-name="T52">l’</text:span></text:span><text:span text:style-name="Strong_20_Emphasis"><text:span text:style-name="T51">indexation automatique </text:span></text:span><text:span text:style-name="Strong_20_Emphasis"><text:span text:style-name="T67">qui</text:span></text:span><text:span text:style-name="Strong_20_Emphasis"><text:span text:style-name="T53"> <text:s/>utilise des méthodes logicielles pour organiser un ensemble de documents.</text:span></text:span></text:p>
      <text:p text:style-name="P24"><text:span text:style-name="Strong_20_Emphasis"><text:span text:style-name="T21">Recherche</text:span></text:span></text:p>
      <text:p text:style-name="P24"><text:span text:style-name="Strong_20_Emphasis"><text:span text:style-name="T54"><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56">les </text:span></text:span><text:span text:style-name="Strong_20_Emphasis"><text:span text:style-name="T55">recherche</text:span></text:span><text:span text:style-name="Strong_20_Emphasis"><text:span text:style-name="T56">s</text:span></text:span><text:span text:style-name="Strong_20_Emphasis"><text:span text:style-name="T55"> non-informée, <text:s/>informée, </text:span></text:span><text:span text:style-name="Strong_20_Emphasis"><text:span text:style-name="T56">contradictoire et par interpolation.</text:span></text:span></text:p>
      <text:p text:style-name="P25"><text:span text:style-name="Strong_20_Emphasis"><text:span text:style-name="T22">Gestion des droits numériques</text:span></text:span></text:p>
      <text:p text:style-name="P26"><text:span text:style-name="Strong_20_Emphasis"><text:span text:style-name="T57"><text:tab/></text:span></text:span><text:span text:style-name="Strong_20_Emphasis"><text:span text:style-name="T58">Elle a pour objectif de contrôler l'utilisation qui est faite des œuvres numériques grâce à un système d‘accès conditionnel. Son principe est d’éviter que la </text:span></text:span><text:soft-page-break/><text:span text:style-name="Strong_20_Emphasis"><text:span text:style-name="T58">diffusion d'une œuvre numérique échappe au contrôle de son auteur ou de ses ayants droit (producteur, éditeur, distributeur, etc.)</text:span></text:span></text:p>
      <text:p text:style-name="P27"><text:span text:style-name="Strong_20_Emphasis"><text:span text:style-name="T23">Paiement mobile</text:span></text:span></text:p>
      <text:p text:style-name="P27"><text:span text:style-name="Strong_20_Emphasis"><text:span text:style-name="T59"><text:tab/>Le terme paiement mobile fait référence à tout paiement effectué à l’aide d’un appareil mobile. Il existe plusieurs façons de payer avec son téléphone portable.</text:span></text:span></text:p>
      <text:p text:style-name="P28"><text:span text:style-name="Strong_20_Emphasis"><text:span text:style-name="T60">La première est le paiement à distance qui peut se faire par Internet, par SMS, ou par QR code. La seconde façon est le paiement sans contact ou de proximité qui peut se faire par NFC, par ondes sonores ou par transmissions magnétiques sécurisées MST. Et enfin le paiement de mobile à mobile ou simplement mobile money.</text:span></text:span></text:p>
      <text:p text:style-name="P28"><text:span text:style-name="Strong_20_Emphasis"><text:span text:style-name="T60"><text:tab/></text:span></text:span><text:span text:style-name="Strong_20_Emphasis"><text:span text:style-name="T61">Après avoir présenté les concepts clés de notre thème, nous allons poursuivre avec l’audit de l’existant.</text:span></text:span></text:p>
      <text:p text:style-name="P29"><text:span text:style-name="Strong_20_Emphasis"><text:span text:style-name="T62">SOGAPRESSE(société gabonnaise de presse) dispose d’un kiosque numérique permettant de consulter et d’acquérir des documents par Airtel Money. </text:span></text:span><text:span text:style-name="Strong_20_Emphasis"><text:span text:style-name="T63">La recherche sur ce site n’est pas <text:s/>performante et il n’offre pas la possibilité aux lecteurs de consulter les documents acquis hors ligne.</text:span></text:span></text:p>
      <text:p text:style-name="P29"><text:span text:style-name="Strong_20_Emphasis"><text:span text:style-name="T63"><text:tab/>Hors du Gabon, ekiosque et 237kiosk permettent aux lecteurs d’acheter les quotidiens et magazines camerounais par MTN et Orange Money. Ceux </text:span></text:span><text:span text:style-name="Strong_20_Emphasis"><text:span text:style-name="T68">ci </text:span></text:span><text:span text:style-name="Strong_20_Emphasis"><text:span text:style-name="T63">également ne permettent pas de consulter les documents hors connexion.</text:span></text:span></text:p>
      <text:p text:style-name="P30"><text:span text:style-name="Strong_20_Emphasis"><text:span text:style-name="T63"><text:tab/></text:span></text:span><text:span text:style-name="Strong_20_Emphasis"><text:span text:style-name="T64">A côté de ceux déjà mentionnés, il existe des plateformes généralistes de e-commerce comme RebBox, Amazon, Spotify, Netflix </text:span></text:span><text:span text:style-name="Strong_20_Emphasis"><text:span text:style-name="T65">qui</text:span></text:span><text:span text:style-name="Strong_20_Emphasis"><text:span text:style-name="T64"> ont l’inconvénient de ne pas intégrer les paiements locaux et fonctionne dans une logique de One-Stop-Shop.</text:span></text:span></text:p>
      <text:p text:style-name="P31"><text:span text:style-name="Strong_20_Emphasis"><text:span text:style-name="T65"><text:tab/>Les sites web d’informations des grands médias traditionnels comme Jeune Afrique, Le monde, qui ont comme point faible de ne proposer que leurs offres de contenu.</text:span></text:span></text:p>
      <text:p text:style-name="P31"><text:span text:style-name="Strong_20_Emphasis"><text:span text:style-name="T65"><text:tab/>Et enfin les sites web de téléchargement comme Windows Store, Apple Store, Goople Play, Softonic qui ne traitent que des logiciels.</text:span></text:span></text:p>
      <text:p text:style-name="P31"><text:span text:style-name="Strong_20_Emphasis"><text:span text:style-name="T65"/></text:span></text:p>
      <text:p text:style-name="P31"><text:span text:style-name="Strong_20_Emphasis"><text:span text:style-name="T65"><text:tab/>Les limites des solutions existantes étant établies, nous pouvons d’ores et déjà poser les jalons de notre solution de distribution qui </text:span></text:span><text:span text:style-name="Strong_20_Emphasis"><text:span text:style-name="T66">sera sous forme d’applications web et mobile et ce, dans la paradigme objet. Plus précisément, notre solution devra </text:span></text:span></text:p>
      <text:p text:style-name="P34"><text:span text:style-name="Strong_20_Emphasis"><text:span text:style-name="T73"/></text:span></text:p>
      <text:p text:style-name="P33"><text:span text:style-name="Strong_20_Emphasis"><text:span text:style-name="T24">CONCEPTION</text:span></text:span></text:p>
      <text:p text:style-name="P32"><text:span text:style-name="Strong_20_Emphasis"><text:span text:style-name="T69"><text:tab/>A présent, nous </text:span></text:span><text:span text:style-name="Strong_20_Emphasis"><text:span text:style-name="T70">commençons</text:span></text:span><text:span text:style-name="Strong_20_Emphasis"><text:span text:style-name="T69"> la troisième partie de notre présentation </text:span></text:span><text:span text:style-name="Strong_20_Emphasis"><text:span text:style-name="T70">par la méthodologie de développement. Une méthode de développement est définie par la donnée d’un processus et d’un langage. </text:span></text:span><text:span text:style-name="Strong_20_Emphasis"><text:span text:style-name="T71">N</text:span></text:span><text:span text:style-name="Strong_20_Emphasis"><text:span text:style-name="T70">ous avons opté pour une méthode agile, </text:span></text:span><text:span text:style-name="Strong_20_Emphasis"><text:span text:style-name="T71">Scrum plus précisément. Le processus choisi est 2TUP et le langage est UML. </text:span></text:span></text:p>
      <text:p text:style-name="P32"><text:span text:style-name="Strong_20_Emphasis"><text:span text:style-name="T71"><text:tab/></text:span></text:span><text:span text:style-name="Strong_20_Emphasis"><text:span text:style-name="T72">Le projet a été réparti en 4 itérations de 20 jours chacun et peuvent être exposées aux risques suivants : </text:span></text:span></text:p>
      <text:list xml:id="list1621594731807586612" text:style-name="L4">
        <text:list-item>
          <text:p text:style-name="P36"><text:span text:style-name="Strong_20_Emphasis"><text:span text:style-name="T74">Information : 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36"><text:span text:style-name="Strong_20_Emphasis"><text:span text:style-name="T74">Pour le type de risque Conception, une bonne réflexion sur les aspects conceptuels concernant la réalisation des cas d’utilisation s’impose. C’est le </text:span></text:span><text:soft-page-break/><text:span text:style-name="Strong_20_Emphasis"><text:span text:style-name="T74">risque le plus important puisque la conception constitue le fondement de l’implémentation.</text:span></text:span></text:p>
        </text:list-item>
        <text:list-item>
          <text:p text:style-name="P36"><text:span text:style-name="Strong_20_Emphasis"><text:span text:style-name="T74">Pour le risque Implémentation :les techniques, concepts et outils de programmation choisis doivent être maîtrisés et approfondis afin de satisfaire tous les cas d’utilisation constituant l’itération.</text:span></text:span></text:p>
        </text:list-item>
      </text:list>
      <text:p text:style-name="P35"><text:span text:style-name="Strong_20_Emphasis"><text:span text:style-name="T74"/></text:span></text:p>
      <text:p text:style-name="P37"><text:span text:style-name="Strong_20_Emphasis"><text:span text:style-name="T75"><text:tab/>Le premier sprint ou première itération de notre projet consistait à l’analyse des besoins. </text:span></text:span><text:span text:style-name="Strong_20_Emphasis"><text:span text:style-name="T76">Laquelle analyse nous a permise de recenser les cas d’utilisation ci-contre et de les regrouper en packages.</text:span></text:span></text:p>
      <text:p text:style-name="P37"><text:span text:style-name="Strong_20_Emphasis"><text:span text:style-name="T76"><text:tab/>Le second sprint avait pour vocation d’effectuer la conception détaillée du système à mettre en œuvre. Ceci aux moyens des diagrammes UML. C’est dans cette optique que nous avons </text:span></text:span><text:span text:style-name="Strong_20_Emphasis"><text:span text:style-name="T78">construit </text:span></text:span><text:span text:style-name="Strong_20_Emphasis"><text:span text:style-name="T76">ce diagramme des cas d’utilisation. </text:span></text:span><text:span text:style-name="Strong_20_Emphasis"><text:span text:style-name="T77">Dans notre plateforme nous avons 4 acteurs : Le visiteur, le client, l’éditeur et l’administrateur.</text:span></text:span></text:p>
      <text:p text:style-name="P37"><text:span text:style-name="Strong_20_Emphasis"><text:span text:style-name="T77"/></text:span></text:p>
      <text:p text:style-name="P40"><text:span text:style-name="Strong_20_Emphasis"><text:span text:style-name="T26">Diapo 24</text:span></text:span></text:p>
      <text:p text:style-name="P38"><text:span text:style-name="Strong_20_Emphasis"><text:span text:style-name="T25">Architecture de déploiement</text:span></text:span></text:p>
      <text:p text:style-name="P39"><text:span text:style-name="Strong_20_Emphasis"><text:span text:style-name="T79"><text:tab/>Pour déployer notre solution, nous aurons besoin d’un serveur sur lequel sera installé un serveur d’application en l’occurrence glassfish et <text:s/></text:span></text:span><text:span text:style-name="Strong_20_Emphasis"><text:span text:style-name="T80">le SGBD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40"><text:span text:style-name="Strong_20_Emphasis"><text:span text:style-name="T26">Diapo 25</text:span></text:span></text:p>
      <text:p text:style-name="P40"><text:span text:style-name="Strong_20_Emphasis"><text:span text:style-name="T80"><text:tab/>Ci-contre la liste des outils que nous avons utilisés pour mettre au point notre solution. </text:span></text:span></text:p>
      <text:p text:style-name="P41"><text:span text:style-name="Strong_20_Emphasis"><text:span text:style-name="T27">Diapo 26</text:span></text:span></text:p>
      <text:p text:style-name="P41"><text:span text:style-name="Strong_20_Emphasis"><text:span text:style-name="T81"><text:tab/>Nous allons à présent passer à la démo</text:span></text:span></text:p>
      <text:p text:style-name="P42"><text:span text:style-name="Strong_20_Emphasis"><text:span text:style-name="T28">Diapo 27</text:span></text:span></text:p>
      <text:p text:style-name="P42"><text:span text:style-name="Strong_20_Emphasis"><text:span text:style-name="T82"><text:tab/>Quiconque voudrait se procurer notre solution devra débourser la bagatelle de 4 820 000 FCFA.</text:span></text:span></text:p>
      <text:p text:style-name="P43"><text:span text:style-name="Strong_20_Emphasis"><text:span text:style-name="T28">Diapo 2</text:span></text:span><text:span text:style-name="Strong_20_Emphasis"><text:span text:style-name="T29">8</text:span></text:span></text:p>
      <text:p text:style-name="P43"><text:span text:style-name="Strong_20_Emphasis"><text:span text:style-name="T83"><text:tab/>Notre travail s’est déroulé suivant le diagramme ci-contre. Il a débuté le 09 septembre 2019 et était censé s’achever le </text:span></text:span><text:span text:style-name="Strong_20_Emphasis"><text:span text:style-name="T84">09 février 2020. Le projet a réellement pri fin le 30 mars 2020.</text:span></text:span></text:p>
      <text:p text:style-name="P50"><text:span text:style-name="Strong_20_Emphasis"><text:span text:style-name="T30">CONCLUSION</text:span></text:span></text:p>
      <text:p text:style-name="P44"><text:span text:style-name="Strong_20_Emphasis"><text:span text:style-name="T30">Apports</text:span></text:span></text:p>
      <text:p text:style-name="P44"><text:span text:style-name="Strong_20_Emphasis"><text:span text:style-name="T85"><text:tab/>Notre stage au sein de Métrika IDB nous a permis de côtoyer des ingénieurs et experts hautement qualifiés, possédant plusieurs années d’expérience professionnelle dans le domaine. Ce fut l’endroit idéal pour asseoir nos connaissances apprises pendant la formation et le lieu </text:span></text:span><text:span text:style-name="Strong_20_Emphasis"><text:span text:style-name="T93">idoine</text:span></text:span><text:span text:style-name="Strong_20_Emphasis"><text:span text:style-name="T85"> pour effectuer un travail à la hauteur du titre d’ingénieur auquel nous prétendons.</text:span></text:span></text:p>
      <text:p text:style-name="P45"><text:span text:style-name="Strong_20_Emphasis"><text:span text:style-name="T86">Ce stage nous permi de :</text:span></text:span></text:p>
      <text:list xml:id="list1556109360870694498" text:style-name="L5">
        <text:list-item>
          <text:p text:style-name="P4"><text:span text:style-name="Strong_20_Emphasis"><text:span text:style-name="T7">D</text:span></text:span><text:span text:style-name="Strong_20_Emphasis"><text:span text:style-name="T8">e nous familiariser avec le monde professionnel;</text:span></text:span></text:p>
        </text:list-item>
        <text:list-item>
          <text:p text:style-name="P2"><text:span text:style-name="Strong_20_Emphasis"><text:span text:style-name="T7">D</text:span></text:span><text:span text:style-name="Strong_20_Emphasis"><text:span text:style-name="T8">’explorer l’univers assez vaste et prometteur du développement mobile </text:span></text:span><text:span text:style-name="Strong_20_Emphasis"><text:span text:style-name="T9">et d</text:span></text:span><text:span text:style-name="Strong_20_Emphasis"><text:span text:style-name="T10">es </text:span></text:span><text:span text:style-name="Strong_20_Emphasis"><text:span text:style-name="T9">paiements électronique</text:span></text:span><text:span text:style-name="Strong_20_Emphasis"><text:span text:style-name="T11">s</text:span></text:span><text:span text:style-name="Strong_20_Emphasis"><text:span text:style-name="T8">.</text:span></text:span></text:p>
        </text:list-item>
        <text:list-item>
          <text:p text:style-name="P2"><text:soft-page-break/><text:span text:style-name="Strong_20_Emphasis"><text:span text:style-name="T7">D</text:span></text:span><text:span text:style-name="Strong_20_Emphasis"><text:span text:style-name="T8">’assister à la gestion des projets d’envergure et de nous rapprocher des experts du métier.</text:span></text:span></text:p>
        </text:list-item>
        <text:list-item>
          <text:p text:style-name="P2"><text:span text:style-name="Strong_20_Emphasis"><text:span text:style-name="T87">D</text:span></text:span><text:span text:style-name="Strong_20_Emphasis"><text:span text:style-name="T88">e compléter nos connaissances sur la conception, </text:span></text:span><text:span text:style-name="Strong_20_Emphasis"><text:span text:style-name="T89">les langages Java et bien d’autres outils et de techniques de programmation</text:span></text:span><text:span text:style-name="Strong_20_Emphasis"><text:span text:style-name="T88">. </text:span></text:span><text:span text:style-name="Strong_20_Emphasis"><text:span text:style-name="T89">Nous avons aussi </text:span></text:span><text:span text:style-name="Strong_20_Emphasis"><text:span text:style-name="T90">améliorer notre approche commerciale en ce qui est des produits logiciels.</text:span></text:span></text:p>
        </text:list-item>
      </text:list>
      <text:p text:style-name="P1"><text:span text:style-name="Strong_20_Emphasis"><text:span text:style-name="T31">Difficultés</text:span></text:span></text:p>
      <text:p text:style-name="P45"><text:span text:style-name="Strong_20_Emphasis"><text:span text:style-name="T12">Nous avons fait face à des difficultés au long de notre stage au rang desquels :</text:span></text:span></text:p>
      <text:list xml:id="list112719560467597" text:continue-numbering="true" text:style-name="L5">
        <text:list-item>
          <text:p text:style-name="P4"><text:span text:style-name="Strong_20_Emphasis"><text:span text:style-name="T13">Mise en pratique des connaissances théoriques apprises </text:span></text:span><text:span text:style-name="Strong_20_Emphasis"><text:span text:style-name="T14">en cours</text:span></text:span><text:span text:style-name="Strong_20_Emphasis"><text:span text:style-name="T13">.</text:span></text:span></text:p>
        </text:list-item>
        <text:list-item>
          <text:p text:style-name="P4"><text:span text:style-name="Strong_20_Emphasis"><text:span text:style-name="T13">Implémentation du paiement électronique par Airtel Money : ce procédé était nouveau pour nous et a nécessité plusieurs essais pour arriver un résultat probant.</text:span></text:span></text:p>
        </text:list-item>
      </text:list>
      <text:h text:style-name="P52" text:outline-level="3"><text:bookmark-start text:name="__RefHeading___Toc21118_1077050786"/><text:span text:style-name="Strong_20_Emphasis"><text:span text:style-name="T100">Perspectives</text:span></text:span><text:bookmark-end text:name="__RefHeading___Toc21118_1077050786"/></text:h>
      <text:p text:style-name="P1"><text:span text:style-name="Strong_20_Emphasis"><text:span text:style-name="T96"><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97"/></text:span></text:p>
      <text:p text:style-name="P3"><text:span text:style-name="Strong_20_Emphasis"><text:span text:style-name="T97"><text:tab/>Honorables membres du jury, tel</text:span></text:span><text:span text:style-name="Strong_20_Emphasis"><text:span text:style-name="T99">le</text:span></text:span><text:span text:style-name="Strong_20_Emphasis"><text:span text:style-name="T97"> est la quintes</text:span></text:span><text:span text:style-name="Strong_20_Emphasis"><text:span text:style-name="T98">sence de notre travail. Nous vous remettons à vous pour vos éventuelles critiques, remarques, suggestions et 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24T11:27:17.512768152</dc:date>
    <meta:editing-duration>P3DT20H14M55S</meta:editing-duration>
    <meta:editing-cycles>62</meta:editing-cycles>
    <meta:generator>LibreOffice/5.1.6.2$Linux_X86_64 LibreOffice_project/10m0$Build-2</meta:generator>
    <meta:document-statistic meta:table-count="0" meta:image-count="0" meta:object-count="0" meta:page-count="6" meta:paragraph-count="90" meta:word-count="2271" meta:character-count="14746" meta:non-whitespace-character-count="12531"/>
  </office:meta>
</office:document-meta>
</file>